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40e0d0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ced1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9cm" svg:height="8.999cm" svg:x="5.059cm" svg:y="0.414cm">
            <draw:object draw:notify-on-update-of-ranges="Arkusz1.B3:Arkusz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939cm" svg:y="11.27cm">
            <draw:object draw:notify-on-update-of-ranges="Arkusz1.B27:Arkusz1.B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= 3x – 9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(3* [.A3])-9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(3* [.A4])-9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3* [.A5])-9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3* [.A6])-9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3* [.A7])-9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3* [.A8])-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3* [.A9])-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3* [.A10])-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3* [.A11])-9" office:value-type="float" office:value="9" calcext:value-type="float">
            <text:p>9</text:p>
          </table:table-cell>
          <table:table-cell/>
        </table:table-row>
        <table:table-row table:style-name="ro1" table:number-rows-repeated="14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= x + b</text:p>
          </table:table-cell>
          <table:table-cell table:style-name="ce5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SUM([.A27]+[.B37])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SUM([.A28]+[.B37])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A29]+[.B37])" office:value-type="float" office:value="2" calcext:value-type="float">
            <text:p>2</text:p>
          </table:table-cell>
          <table:table-cell table:style-name="ce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30]+[.B37])" office:value-type="float" office:value="3" calcext:value-type="float">
            <text:p>3</text:p>
          </table:table-cell>
          <table:table-cell table:style-name="ce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31]+[.B37])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32]+[.B37])"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A33]+[.B37])" office:value-type="float" office:value="6" calcext:value-type="float">
            <text:p>6</text:p>
          </table:table-cell>
          <table:table-cell table:style-name="ce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A34]+[.B37])" office:value-type="float" office:value="7" calcext:value-type="float">
            <text:p>7</text:p>
          </table:table-cell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35]+[.B37])" office:value-type="float" office:value="8" calcext:value-type="float">
            <text:p>8</text:p>
          </table:table-cell>
          <table:table-cell table:style-name="ce5"/>
        </table:table-row>
        <table:table-row table:style-name="ro1">
          <table:table-cell table:style-name="ce3" table:number-columns-repeated="2"/>
          <table:table-cell table:style-name="ce5"/>
        </table:table-row>
        <table:table-row table:style-name="ro1">
          <table:table-cell table:style-name="ce4" office:value-type="string" calcext:value-type="string">
            <text:p>B: </text:p>
          </table:table-cell>
          <table:table-cell table:style-name="ce4" office:value-type="float" office:value="2" calcext:value-type="float">
            <text:p>2</text:p>
          </table:table-cell>
          <table:table-cell table:style-name="ce5"/>
        </table:table-row>
        <table:table-row table:style-name="ro1" table:number-rows-repeated="6">
          <table:table-cell table:style-name="ce5" table:number-columns-repeated="3"/>
        </table:table-row>
        <table:table-row table:style-name="ro1">
          <table:table-cell table:style-name="ce5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13:03:02.855000000</meta:creation-date>
    <dc:date>2023-11-02T13:21:02.606000000</dc:date>
    <meta:editing-duration>PT17M59S</meta:editing-duration>
    <meta:editing-cycles>1</meta:editing-cycles>
    <meta:document-statistic meta:table-count="1" meta:cell-count="42" meta:object-count="2"/>
    <meta:generator>LibreOffice/7.4.2.3$Windows_X86_64 LibreOffice_project/382eef1f22670f7f4118c8c2dd222ec7ad009da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stroke-dash="Dash_20_Dot_20_3" draw:fill-color="#ff0000" draw:fill-gradient-name="Submarine" draw:gradient-step-count="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ffff0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586cm" svg:y="0.185cm" style:legend-expansion="wide" chart:style-name="ch2"/>
        <chart:plot-area chart:style-name="ch3" table:cell-range-address="Arkusz1.B3:Arkusz1.B11" svg:x="0.32cm" svg:y="0.963cm" svg:width="15.36cm" svg:height="7.857cm">
          <chart:coordinate-region svg:x="1.047cm" svg:y="1.162cm" svg:width="14.539cm" svg:height="7.459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Arkusz1.B3:Arkusz1.B1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">
                <text:p>-15</text:p>
                <draw:g>
                  <svg:desc>Arkusz1.B3:Arkusz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Arkusz1.B27:Arkusz1.B35" svg:x="0.32cm" svg:y="0.16cm" svg:width="12.322cm" svg:height="8.639cm">
          <chart:coordinate-region svg:x="0.756cm" svg:y="0.359cm" svg:width="11.79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27:Arkusz1.B35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27:Arkusz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